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4000009F63CEE4D38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Times New Roman1" svg:font-family="'Times New Roman'" style:font-pitch="variable"/>
    <style:font-face style:name="Ubuntu" svg:font-family="Ubuntu" style:font-pitch="variable"/>
    <style:font-face style:name="Ubuntu Light1" svg:font-family="'Ubuntu Light'" style:font-pitch="variable"/>
    <style:font-face style:name="Ubuntu Light2" svg:font-family="'Ubuntu Light'" style:font-adornments="Light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Ubuntu Light" svg:font-family="'Ubuntu Light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bram_27_s_25_20Personal_25_20Noise_25_20Template-title">
      <style:graphic-properties draw:auto-grow-height="true" fo:min-height="3.506cm"/>
    </style:style>
    <style:style style:name="pr2" style:family="presentation" style:parent-style-name="Abram_27_s_25_20Personal_25_20Noise_25_20Template-subtitle">
      <style:graphic-properties draw:fill-color="#ffffff" draw:auto-grow-height="true" fo:min-height="12.179cm"/>
    </style:style>
    <style:style style:name="pr3" style:family="presentation" style:parent-style-name="Abram_27_s_25_20Personal_25_20Noise_25_20Template-notes">
      <style:graphic-properties draw:fill-color="#ffffff" draw:auto-grow-height="true" fo:min-height="12.572cm"/>
    </style:style>
    <style:style style:name="pr4" style:family="presentation" style:parent-style-name="Abram_27_s_25_20Personal_25_20Noise_25_20Template-title">
      <style:graphic-properties fo:min-height="3.506cm"/>
    </style:style>
    <style:style style:name="pr5" style:family="presentation" style:parent-style-name="Abram_27_s_25_20Personal_25_20Noise_25_20Template-outline1">
      <style:graphic-properties fo:min-height="11.929cm"/>
    </style:style>
    <style:style style:name="pr6" style:family="presentation" style:parent-style-name="Abram_27_s_25_20Personal_25_20Noise_25_20Template-notes">
      <style:graphic-properties draw:fill-color="#ffffff" fo:min-height="12.572cm"/>
    </style:style>
    <style:style style:name="P1" style:family="paragraph">
      <style:text-properties style:font-name="Ubuntu Light2" fo:font-size="32pt"/>
    </style:style>
    <style:style style:name="P2" style:family="paragraph">
      <style:text-properties fo:font-size="20pt"/>
    </style:style>
    <style:style style:name="P3" style:family="paragraph">
      <style:text-properties style:font-name="Ubuntu"/>
    </style:style>
    <style:style style:name="P4" style:family="paragraph">
      <style:text-properties style:font-name="Ubuntu Light1"/>
    </style:style>
    <style:style style:name="P5" style:family="paragraph">
      <style:text-properties fo:font-size="26.3999996185303pt"/>
    </style:style>
    <style:style style:name="T1" style:family="text">
      <style:text-properties style:font-name="Ubuntu Light2" fo:font-size="32pt"/>
    </style:style>
    <style:style style:name="T2" style:family="text">
      <style:text-properties style:font-name="Ubuntu"/>
    </style:style>
    <style:style style:name="T3" style:family="text">
      <style:text-properties style:font-name="Ubuntu Light1" fo:font-size="32pt" fo:font-style="normal" style:font-style-asian="normal" style:font-style-complex="normal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5pt" style:font-size-asian="25pt" style:font-size-complex="2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ram_27_s_25_20Personal_25_20Noise_25_20Template" presentation:presentation-page-layout-name="AL1T0">
        <office:forms form:automatic-focus="false" form:apply-design-mode="false"/>
        <draw:frame presentation:style-name="pr1" draw:layer="layout" svg:width="25.199cm" svg:height="3.506cm" svg:x="1cm" svg:y="3.436cm" presentation:class="title" presentation:user-transformed="true">
          <draw:text-box>
            <text:p>Web Security</text:p>
          </draw:text-box>
        </draw:frame>
        <draw:frame presentation:style-name="pr2" draw:text-style-name="P1" draw:layer="layout" svg:width="24.639cm" svg:height="12.179cm" svg:x="1.4cm" svg:y="7.6cm" presentation:class="subtitle" presentation:user-transformed="true">
          <draw:text-box>
            <text:p><text:span text:style-name="T1">Abram Hindle</text:span></text:p>
            <text:p><text:span text:style-name="T1"><text:a xlink:href="mailto:abram.hindle@ualberta.ca" xlink:type="simple">abram.hindle@ualberta.ca</text:a></text:span></text:p>
            <text:p><text:span text:style-name="T1">Department of Computing Science</text:span></text:p>
            <text:p><text:span text:style-name="T1">University of Alberta</text:span></text:p>
            <text:p><text:span text:style-name="T1"><text:a xlink:href="http://softwareprocess.es/" xlink:type="simple">http://softwareprocess.es/</text:a></text:span></text:p>
            <text:p><text:span text:style-name="T1">CC-BY-SA 4.0</text:span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 presentation:user-transformed="true">
          <draw:text-box>
            <text:p><text:span text:style-name="T2">Security On the Web</text:span></text:p>
          </draw:text-box>
        </draw:frame>
        <draw:frame presentation:style-name="pr5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Multiple facets</text:span></text:p>
                <text:list>
                  <text:list-item>
                    <text:p><text:span text:style-name="T3">Client Side</text:span></text:p>
                  </text:list-item>
                  <text:list-item>
                    <text:p><text:span text:style-name="T3">Server Side</text:span></text:p>
                  </text:list-item>
                </text:list>
              </text:list-item>
              <text:list-item>
                <text:p><text:span text:style-name="T3">High value targets</text:span></text:p>
                <text:list>
                  <text:list-item>
                    <text:p><text:span text:style-name="T3">Private information</text:span></text:p>
                  </text:list-item>
                  <text:list-item>
                    <text:p><text:span text:style-name="T3">Financial Inform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p>2011 CWE/SANS Top 25 Most Dangerous Software Errors</text:p>
              </text:list-item>
            </text:list>
          </draw:text-box>
        </draw:frame>
        <draw:frame presentation:style-name="pr5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<text:s/>Taken from <text:s/><text:a xlink:href="http://cwe.mitre.org/top25/" xlink:type="simple">http://cwe.mitre.org/top25/</text:a> Bob Martin et al., <text:s/>2011</text:p>
                <text:list>
                  <text:list-item>
                    <text:p>[1]<text:tab/>93.8<text:tab/>CWE-89 <text:tab/>Improper Neutralization of Special Elements used in an SQL Command ('SQL Injection')</text:p>
                  </text:list-item>
                  <text:list-item>
                    <text:p>[2]<text:tab/>83.3<text:tab/>CWE-78 <text:tab/>Improper Neutralization of Special Elements used in an OS Command ('OS Command Injection')</text:p>
                  </text:list-item>
                  <text:list-item>
                    <text:p>[3]<text:tab/>79.0<text:tab/>CWE-120 <text:tab/>Buffer Copy without Checking Size of Input ('Classic Buffer Overflow')</text:p>
                  </text:list-item>
                  <text:list-item>
                    <text:p>[4]<text:tab/>77.7<text:tab/>CWE-79 <text:tab/>Improper Neutralization of Input During Web Page Generation ('Cross-site Scripting')</text:p>
                  </text:list-item>
                  <text:list-item>
                    <text:p>[5]<text:tab/>76.9<text:tab/>CWE-306 <text:tab/>Missing Authentication for Critical Function</text:p>
                  </text:list-item>
                  <text:list-item>
                    <text:p>[6]<text:tab/>76.8<text:tab/>CWE-862 <text:tab/>Missing Authorization</text:p>
                  </text:list-item>
                  <text:list-item>
                    <text:p>[7]<text:tab/>75.0<text:tab/>CWE-798 <text:tab/>Use of Hard-coded Credentials</text:p>
                  </text:list-item>
                  <text:list-item>
                    <text:p>[8]<text:tab/>75.0<text:tab/>CWE-311 <text:tab/>Missing Encryption of Sensitive Data</text:p>
                  </text:list-item>
                  <text:list-item>
                    <text:p>[9]<text:tab/>74.0<text:tab/>CWE-434 <text:tab/>Unrestricted Upload of File with Dangerous Type</text:p>
                  </text:list-item>
                  <text:list-item>
                    <text:p>[10]<text:tab/>73.8<text:tab/>CWE-807 <text:tab/>Reliance on Untrusted Inputs in a Security Decision</text:p>
                  </text:list-item>
                  <text:list-item>
                    <text:p>[11]<text:tab/>73.1<text:tab/>CWE-250 <text:tab/>Execution with Unnecessary Privileges</text:p>
                  </text:list-item>
                  <text:list-item>
                    <text:p>[12]<text:tab/>70.1<text:tab/>CWE-352 <text:tab/>Cross-Site Request Forgery (CSRF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p>2011 CWE/SANS Top 25 Most Dangerous Software Errors</text:p>
              </text:list-item>
            </text:list>
          </draw:text-box>
        </draw:frame>
        <draw:frame presentation:style-name="pr5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[13]<text:tab/>69.3<text:tab/>CWE-22 <text:tab/>Improper Limitation of a Pathname to a Restricted Directory ('Path Traversal')</text:p>
                  </text:list-item>
                  <text:list-item>
                    <text:p>[14]<text:tab/>68.5<text:tab/>CWE-494 <text:tab/>Download of Code Without Integrity Check</text:p>
                  </text:list-item>
                  <text:list-item>
                    <text:p>[15]<text:tab/>67.8<text:tab/>CWE-863 <text:tab/>Incorrect Authorization</text:p>
                  </text:list-item>
                  <text:list-item>
                    <text:p>[16]<text:tab/>66.0<text:tab/>CWE-829 <text:tab/>Inclusion of Functionality from Untrusted Control Sphere</text:p>
                  </text:list-item>
                  <text:list-item>
                    <text:p>[17]<text:tab/>65.5<text:tab/>CWE-732 <text:tab/>Incorrect Permission Assignment for Critical Resource</text:p>
                  </text:list-item>
                  <text:list-item>
                    <text:p>[18]<text:tab/>64.6<text:tab/>CWE-676 <text:tab/>Use of Potentially Dangerous Function</text:p>
                  </text:list-item>
                  <text:list-item>
                    <text:p>[19]<text:tab/>64.1<text:tab/>CWE-327 <text:tab/>Use of a Broken or Risky Cryptographic Algorithm</text:p>
                  </text:list-item>
                  <text:list-item>
                    <text:p>[20]<text:tab/>62.4<text:tab/>CWE-131 <text:tab/>Incorrect Calculation of Buffer Size</text:p>
                  </text:list-item>
                  <text:list-item>
                    <text:p>[21]<text:tab/>61.5<text:tab/>CWE-307 <text:tab/>Improper Restriction of Excessive Authentication Attempts</text:p>
                  </text:list-item>
                  <text:list-item>
                    <text:p>[22]<text:tab/>61.1<text:tab/>CWE-601 <text:tab/>URL Redirection to Untrusted Site ('Open Redirect')</text:p>
                  </text:list-item>
                  <text:list-item>
                    <text:p>[23]<text:tab/>61.0<text:tab/>CWE-134 <text:tab/>Uncontrolled Format String</text:p>
                  </text:list-item>
                  <text:list-item>
                    <text:p>[24]<text:tab/>60.3<text:tab/>CWE-190 <text:tab/>Integer Overflow or Wraparound</text:p>
                  </text:list-item>
                  <text:list-item>
                    <text:p>[25]<text:tab/>59.9<text:tab/>CWE-759 <text:tab/>Use of a One-Way Hash without a Sa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First Consider What is your website supposed to do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s your website supposed to:</text:p>
                <text:list>
                  <text:list-item>
                    <text:p>Be a distributor of malware?</text:p>
                  </text:list-item>
                  <text:list-item>
                    <text:p>Vouch for the identity of frausters?</text:p>
                  </text:list-item>
                  <text:list-item>
                    <text:p>Run arbitrary code?</text:p>
                  </text:list-item>
                  <text:list-item>
                    <text:p>Distribute pirated software/media?</text:p>
                  </text:list-item>
                  <text:list-item>
                    <text:p>Host pornography</text:p>
                  </text:list-item>
                  <text:list-item>
                    <text:p><text:span text:style-name="T4">Do anything you didn't want it to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731cm" svg:x="1.4cm" svg:y="0.725cm" presentation:class="title" presentation:user-transformed="true">
          <draw:text-box>
            <text:p>Web Content Takeover<text:line-break/><text:span text:style-name="T5">CWE-79 </text:span><text:span text:style-name="T5"><text:tab/></text:span><text:span text:style-name="T5">Improper Neutralization of Input During Web Page Generation ('Cross-site Scripting') or XSS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magine you ask a user for a username</text:p>
                <text:list>
                  <text:list-item>
                    <text:p>They provide</text:p>
                    <text:list>
                      <text:list-item>
                        <text:p>&lt;iframe width=”100%” height=”100% src=”<text:a xlink:href="http://cnn.com/" xlink:type="simple">http://cnn.com/</text:a>”&gt;&lt;/iframe&gt;</text:p>
                      </text:list-item>
                      <text:list-item>
                        <text:p>Now your website looks like CNN.com</text:p>
                      </text:list-item>
                    </text:list>
                  </text:list-item>
                  <text:list-item>
                    <text:p>Was that your intent?</text:p>
                    <text:list>
                      <text:list-item>
                        <text:p>No you just wanted to show a username.</text:p>
                      </text:list-item>
                    </text:list>
                  </text:list-item>
                  <text:list-item>
                    <text:p>How does this happen?</text:p>
                    <text:list>
                      <text:list-item>
                        <text:p>You don't properly encode the output such that it escapes as HTM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731cm" svg:x="1.4cm" svg:y="0.725cm" presentation:class="title" presentation:user-transformed="true">
          <draw:text-box>
            <text:p>Web Content Takeover<text:line-break/><text:span text:style-name="T5">CWE-79 </text:span><text:span text:style-name="T5"><text:tab/></text:span><text:span text:style-name="T5">Improper Neutralization of Input During Web Page Generation ('Cross-site Scripting') or XSS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un security/server.py</text:p>
                <text:list>
                  <text:list-item>
                    <text:p>Safe <text:a xlink:href="http://127.0.0.1:5000/happybirthday" xlink:type="simple">http://127.0.0.1:5000/happybirthday</text:a></text:p>
                  </text:list-item>
                  <text:list-item>
                    <text:p>Unsafe <text:a xlink:href="http://127.0.0.1:5000/happybirthday2" xlink:type="simple">http://127.0.0.1:5000/happybirthday2</text:a></text:p>
                  </text:list-item>
                  <text:list-item>
                    <text:p>Try to inject HTM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731cm" svg:x="1.4cm" svg:y="0.725cm" presentation:class="title" presentation:user-transformed="true">
          <draw:text-box>
            <text:p>Web Content Takeover<text:line-break/><text:span text:style-name="T5">CWE-79 </text:span><text:span text:style-name="T5"><text:tab/></text:span><text:span text:style-name="T5">Improper Neutralization of Input During Web Page Generation ('Cross-site Scripting') or XSS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mon XSS</text:p>
                <text:list>
                  <text:list-item>
                    <text:p>Often values are printed as URIs or attributes</text:p>
                    <text:list>
                      <text:list-item>
                        <text:p>e.g. &lt;a href=”<text:a xlink:href="http://example.com/user/%25s" xlink:type="simple">http://example.com/user/%s</text:a>”&gt;</text:p>
                      </text:list-item>
                      <text:list-item>
                        <text:p>The simplest XSS exploit is to pass a “ and wreck that tag:</text:p>
                        <text:list>
                          <text:list-item>
                            <text:p>name=”&gt;&lt;script&gt;alert(“xss”);&lt;/script&gt;&lt;</text:p>
                          </text:list-item>
                        </text:list>
                      </text:list-item>
                      <text:list-item>
                        <text:p>E.g. provide the Color for your username</text:p>
                        <text:list>
                          <text:list-item>
                            <text:p>color=FFFFFF</text:p>
                          </text:list-item>
                          <text:list-item>
                            <text:p>color=FFFFFF”&lt;/style&gt;&lt;style/&gt;&lt;script&gt;alert(“xss”);&lt;/script&gt;&lt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731cm" svg:x="1.4cm" svg:y="0.725cm" presentation:class="title" presentation:user-transformed="true">
          <draw:text-box>
            <text:p>Web Content Takeover<text:line-break/><text:span text:style-name="T5">CWE-79 </text:span><text:span text:style-name="T5"><text:tab/></text:span><text:span text:style-name="T5">Improper Neutralization of Input During Web Page Generation ('Cross-site Scripting') or XSS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olutions?</text:p>
                <text:list>
                  <text:list-item>
                    <text:p>Never print out anything from the user (easier said than done)</text:p>
                  </text:list-item>
                  <text:list-item>
                    <text:p>Validate all values you embed in HTML</text:p>
                  </text:list-item>
                  <text:list-item>
                    <text:p>Appropriately encode all values</text:p>
                    <text:list>
                      <text:list-item>
                        <text:p>URI Encode URIs, don't just concatenate</text:p>
                      </text:list-item>
                      <text:list-item>
                        <text:p>HTML Escape HTML entities</text:p>
                      </text:list-item>
                    </text:list>
                  </text:list-item>
                  <text:list-item>
                    <text:p>Use a templater that will automatically escape everything for you</text:p>
                  </text:list-item>
                  <text:list-item>
                    <text:p>Don't use innerHTML in Javascript. Use .html and .text in Jquery or new Text( text ) in Javascript.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731cm" svg:x="1.4cm" svg:y="0.725cm" presentation:class="title" presentation:user-transformed="true">
          <draw:text-box>
            <text:p>Web Content Takeover<text:line-break/><text:span text:style-name="T5">CWE-79 </text:span><text:span text:style-name="T5"><text:tab/></text:span><text:span text:style-name="T5">Improper Neutralization of Input During Web Page Generation ('Cross-site Scripting') or XSS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hy this could be a big deal?</text:p>
                <text:list>
                  <text:list-item>
                    <text:p>It leads to CWE-352 <text:tab/>Cross-Site Request Forgery (CSRF)</text:p>
                  </text:list-item>
                  <text:list-item>
                    <text:p>If the website trusts the user and the attacker can inject content, they can inject javascript or other tags and execute commands on the website.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list>
                  <text:list-header>
                    <text:p>Cross-Site Request Forgery (CSRF)</text:p>
                  </text:list-header>
                </text:list>
              </text:list-item>
            </text:list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rick a user or user agent in executing unintended requests.</text:p>
              </text:list-item>
              <text:list-item>
                <text:p>Hijack weak authentication measures:</text:p>
                <text:list>
                  <text:list-item>
                    <text:p>Cookies and sessions</text:p>
                  </text:list-item>
                </text:list>
              </text:list-item>
              <text:list-item>
                <text:p>Repeat actions unnecessaril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list>
                  <text:list-header>
                    <text:p>Cross-Site Request Forgery (CSRF)</text:p>
                  </text:list-header>
                </text:list>
              </text:list-item>
            </text:list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olutions</text:p>
                <text:list>
                  <text:list-item>
                    <text:p>Enforce referrer headers (still not perfect)</text:p>
                  </text:list-item>
                  <text:list-item>
                    <text:p>Request tokens – don't allow repeated requests</text:p>
                  </text:list-item>
                  <text:list-item>
                    <text:p>Make GET/HEAD/OPTIONS safe</text:p>
                    <text:list>
                      <text:list-item>
                        <text:p>/logout should not be a GET</text:p>
                      </text:list-item>
                    </text:list>
                  </text:list-item>
                  <text:list-item>
                    <text:p>Avoid any chance of XSS</text:p>
                  </text:list-item>
                  <text:list-item>
                    <text:p>Don't rely on cookies, rely on full HTTP auth</text:p>
                  </text:list-item>
                  <text:list-item>
                    <text:p>Don't allow users to provide URLs that get embedded!</text:p>
                  </text:list-item>
                  <text:list-item>
                    <text:p>Rely on matching cooki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list>
                  <text:list-header>
                    <text:p>Cross-Site Request Forgery (CSRF)</text:p>
                  </text:list-header>
                </text:list>
              </text:list-item>
            </text:list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olution with other tokens</text:p>
                <text:list>
                  <text:list-item>
                    <text:p>Origin header</text:p>
                    <text:list>
                      <text:list-item>
                        <text:p>Make sure it comes from a trusted source</text:p>
                      </text:list-item>
                    </text:list>
                  </text:list-item>
                  <text:list-item>
                    <text:p>Challenge Response</text:p>
                    <text:list>
                      <text:list-item>
                        <text:p>Make the client provide extra information:</text:p>
                        <text:list>
                          <text:list-item>
                            <text:p>Re-login</text:p>
                          </text:list-item>
                          <text:list-item>
                            <text:p>Password</text:p>
                          </text:list-item>
                          <text:list-item>
                            <text:p>Captcha</text:p>
                          </text:list-item>
                          <text:list-item>
                            <text:p>A token you texted them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5.245cm" svg:x="1.4cm" svg:y="-0.032cm" presentation:class="title" presentation:user-transformed="true">
          <draw:text-box>
            <text:list text:style-name="L1">
              <text:list-item>
                <text:list>
                  <text:list-item>
                    <text:p>CWE-22 <text:tab/>Improper Limitation of a Pathname to a Restricted Directory ('Path Traversal')</text:p>
                  </text:list-item>
                </text:list>
              </text:list-item>
            </text:list>
          </draw:text-box>
        </draw:frame>
        <draw:frame presentation:style-name="pr5" draw:layer="layout" svg:width="25.199cm" svg:height="12.179cm" svg:x="1.27cm" svg:y="6.363cm" presentation:class="outline" presentation:user-transformed="true">
          <draw:text-box>
            <text:list text:style-name="L2">
              <text:list-item>
                <text:p>Access files and URIs that weren't supposed to be exposed!</text:p>
                <text:list>
                  <text:list-item>
                    <text:p>../../.ssh/id_dsa – your SSH key!</text:p>
                  </text:list-item>
                  <text:list-item>
                    <text:p>../../../../../../../etc/passwd ← used to be more useful</text:p>
                  </text:list-item>
                  <text:list-item>
                    <text:p>../../.htpasswd ← passwords for apache webserver</text:p>
                  </text:list-item>
                </text:list>
              </text:list-item>
              <text:list-item>
                <text:p>Often the solution many people do is inadequate:</text:p>
                <text:list>
                  <text:list-item>
                    <text:p>s/.././g <text:s text:c="2"/>→ so then I just go …/.../ instead</text:p>
                  </text:list-item>
                  <text:list-item>
                    <text:p>Basically if you detect path traversal, maybe you should just deny them access?</text:p>
                  </text:list-item>
                  <text:list-item>
                    <text:p>Use path name parsers to ensure that you have a safe parent director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5.245cm" svg:x="1.4cm" svg:y="-0.032cm" presentation:class="title" presentation:user-transformed="true">
          <draw:text-box>
            <text:list text:style-name="L1">
              <text:list-item>
                <text:list>
                  <text:list-item>
                    <text:p>CWE-22 <text:tab/>Improper Limitation of a Pathname to a Restricted Directory ('Path Traversal')</text:p>
                  </text:list-item>
                </text:list>
              </text:list-item>
            </text:list>
          </draw:text-box>
        </draw:frame>
        <draw:frame presentation:style-name="pr5" draw:layer="layout" svg:width="25.199cm" svg:height="12.179cm" svg:x="1.27cm" svg:y="6.363cm" presentation:class="outline" presentation:user-transformed="true">
          <draw:text-box>
            <text:list text:style-name="L2">
              <text:list-item>
                <text:p><text:s/>E.g. <text:a xlink:href="http://127.0.0.1:5000/traverse?entity=../../../../../../../etc/passwd" xlink:type="simple">http://127.0.0.1:5000/traverse?entity=../../../../../../../etc/passwd</text:a></text:p>
              </text:list-item>
              <text:list-item>
                <text:p>Versus http://127.0.0.1:5000/traverse_sane?entity=../../../../../../../etc/passw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5.245cm" svg:x="1.4cm" svg:y="-0.032cm" presentation:class="title" presentation:user-transformed="true">
          <draw:text-box>
            <text:list text:style-name="L1">
              <text:list-item>
                <text:list>
                  <text:list-item>
                    <text:p>CWE-829 <text:tab/>Inclusion of Functionality from Untrusted Control Sphere</text:p>
                  </text:list-item>
                </text:list>
              </text:list-item>
            </text:list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ots of services want you to include iframes and embeddings from them.</text:p>
                <text:list>
                  <text:list-item>
                    <text:p>They make you trust them not to ruin your site.</text:p>
                  </text:list-item>
                  <text:list-item>
                    <text:p>Lots of advertisement networks expect the same from you.</text:p>
                  </text:list-item>
                </text:list>
              </text:list-item>
              <text:list-item>
                <text:p>When included untrusted content there can be consequences, whether by iframe or actual valu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5.245cm" svg:x="1.4cm" svg:y="-0.032cm" presentation:class="title" presentation:user-transformed="true">
          <draw:text-box>
            <text:list text:style-name="L1">
              <text:list-item>
                <text:list>
                  <text:list-header>
                    <text:p>CWE-829 <text:tab/>Inclusion of Functionality from Untrusted Control Sphere</text:p>
                  </text:list-header>
                </text:list>
              </text:list-item>
            </text:list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ee <text:a xlink:href="http://127.0.0.1:5000/static/ads.html" xlink:type="simple">http://127.0.0.1:5000/static/ads.html</text:a></text:p>
              </text:list-item>
              <text:list-item>
                <text:p>See <text:s/>malicious_ad in server.p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orly Encrypted Cookie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QL Injection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hell Injection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O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DO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ourc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eff Atwood, Cross-Site Request Forgeries and You, <text:s/><text:a xlink:href="http://blog.codinghorror.com/cross-site-request-forgeries-and-you/" xlink:type="simple">http://blog.codinghorror.com/cross-site-request-forgeries-and-you/</text:a></text:p>
              </text:list-item>
              <text:list-item>
                <text:p>OWASP, Cross-Site Request Forgery (CSRF) Prevention Cheat Sheet, <text:a xlink:href="https://www.owasp.org/index.php/Cross-Site_Request_Forgery_%28CSRF%29_Prevention_Cheat_Sheet" xlink:type="simple">https://www.owasp.org/index.php/Cross-Site_Request_Forgery_%28CSRF%29_Prevention_Cheat_Sheet</text:a></text:p>
              </text:list-item>
              <text:list-item>
                <text:p>OWASP, XSS (Cross Site Scripting) Prevention Cheat Sheet <text:s/>, https://www.owasp.org/index.php/XSS_%28Cross_Site_Scripting%29_Prevention_Cheat_Shee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pitch="variable"/>
    <style:font-face style:name="Times New Roman1" svg:font-family="'Times New Roman'" style:font-pitch="variable"/>
    <style:font-face style:name="Ubuntu" svg:font-family="Ubuntu" style:font-pitch="variable"/>
    <style:font-face style:name="Ubuntu Light1" svg:font-family="'Ubuntu Light'" style:font-pitch="variable"/>
    <style:font-face style:name="Ubuntu Light2" svg:font-family="'Ubuntu Light'" style:font-adornments="Light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Ubuntu Light" svg:font-family="'Ubuntu Light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fill-image draw:name="background" xlink:href="Pictures/1000000000000CE4000009F63CEE4D38.jpg" xlink:type="simple" xlink:show="embed" xlink:actuate="onLoad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bram_27_s_25_20Personal_25_20Noise_25_20Template-background" style:display-name="Abram's%20Personal%20Noise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Abram_27_s_25_20Personal_25_20Noise_25_20Template-backgroundobjects" style:display-name="Abram's%20Personal%20Noise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ram_27_s_25_20Personal_25_20Noise_25_20Template-notes" style:display-name="Abram's%20Personal%20Noise%20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bram_27_s_25_20Personal_25_20Noise_25_20Template-outline1" style:display-name="Abram's%20Personal%20Noise%20Template-outline1" style:family="presentation">
      <style:graphic-properties draw:stroke="none" draw:fill="none" draw:auto-grow-height="false" draw:fit-to-size="shrink-to-fit">
        <text:list-style style:name="Abram_27_s_25_20Personal_25_20Noise_25_20Template-outline1" style:display-name="Abram's%20Personal%20Noise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Ubuntu Light1" fo:font-family="'Ubuntu Light'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ram_27_s_25_20Personal_25_20Noise_25_20Template-outline2" style:display-name="Abram's%20Personal%20Noise%20Template-outline2" style:family="presentation" style:parent-style-name="Abram_27_s_25_20Personal_25_20Noise_25_20Template-outline1">
      <style:paragraph-properties fo:margin-left="0cm" fo:margin-right="0cm" fo:margin-top="0cm" fo:margin-bottom="0.4cm" fo:text-indent="0cm"/>
      <style:text-properties style:font-name="Ubuntu Light1" fo:font-family="'Ubuntu Light'" style:font-pitch="variable" fo:font-size="28pt" style:font-size-asian="28pt" style:font-size-complex="28pt"/>
    </style:style>
    <style:style style:name="Abram_27_s_25_20Personal_25_20Noise_25_20Template-outline3" style:display-name="Abram's%20Personal%20Noise%20Template-outline3" style:family="presentation" style:parent-style-name="Abram_27_s_25_20Personal_25_20Noise_25_20Template-outline2">
      <style:paragraph-properties fo:margin-left="0cm" fo:margin-right="0cm" fo:margin-top="0cm" fo:margin-bottom="0.3cm" fo:text-indent="0cm"/>
      <style:text-properties style:font-name="Ubuntu Light1" fo:font-family="'Ubuntu Light'" style:font-pitch="variable" fo:font-size="24pt" style:font-size-asian="24pt" style:font-size-complex="24pt"/>
    </style:style>
    <style:style style:name="Abram_27_s_25_20Personal_25_20Noise_25_20Template-outline4" style:display-name="Abram's%20Personal%20Noise%20Template-outline4" style:family="presentation" style:parent-style-name="Abram_27_s_25_20Personal_25_20Noise_25_20Template-outline3">
      <style:paragraph-properties fo:margin-left="0cm" fo:margin-right="0cm" fo:margin-top="0cm" fo:margin-bottom="0.2cm" fo:text-indent="0cm"/>
      <style:text-properties style:font-name="Ubuntu Light1" fo:font-family="'Ubuntu Light'" style:font-pitch="variable" fo:font-size="20pt" style:font-size-asian="20pt" style:font-size-complex="20pt"/>
    </style:style>
    <style:style style:name="Abram_27_s_25_20Personal_25_20Noise_25_20Template-outline5" style:display-name="Abram's%20Personal%20Noise%20Template-outline5" style:family="presentation" style:parent-style-name="Abram_27_s_25_20Personal_25_20Noise_25_20Template-outline4">
      <style:paragraph-properties fo:margin-left="0cm" fo:margin-right="0cm" fo:margin-top="0cm" fo:margin-bottom="0.1cm" fo:text-indent="0cm"/>
      <style:text-properties style:font-name="Ubuntu Light1" fo:font-family="'Ubuntu Light'" style:font-pitch="variable" fo:font-size="20pt" style:font-size-asian="20pt" style:font-size-complex="20pt"/>
    </style:style>
    <style:style style:name="Abram_27_s_25_20Personal_25_20Noise_25_20Template-outline6" style:display-name="Abram's%20Personal%20Noise%20Template-outline6" style:family="presentation" style:parent-style-name="Abram_27_s_25_20Personal_25_20Noise_25_20Template-outline5">
      <style:paragraph-properties fo:margin-left="0cm" fo:margin-right="0cm" fo:margin-top="0cm" fo:margin-bottom="0.1cm" fo:text-indent="0cm"/>
      <style:text-properties style:font-name="Ubuntu Light1" fo:font-family="'Ubuntu Light'" style:font-pitch="variable" fo:font-size="20pt" style:font-size-asian="20pt" style:font-size-complex="20pt"/>
    </style:style>
    <style:style style:name="Abram_27_s_25_20Personal_25_20Noise_25_20Template-outline7" style:display-name="Abram's%20Personal%20Noise%20Template-outline7" style:family="presentation" style:parent-style-name="Abram_27_s_25_20Personal_25_20Noise_25_20Template-outline6">
      <style:paragraph-properties fo:margin-left="0cm" fo:margin-right="0cm" fo:margin-top="0cm" fo:margin-bottom="0.1cm" fo:text-indent="0cm"/>
      <style:text-properties style:font-name="Ubuntu Light1" fo:font-family="'Ubuntu Light'" style:font-pitch="variable" fo:font-size="20pt" style:font-size-asian="20pt" style:font-size-complex="20pt"/>
    </style:style>
    <style:style style:name="Abram_27_s_25_20Personal_25_20Noise_25_20Template-outline8" style:display-name="Abram's%20Personal%20Noise%20Template-outline8" style:family="presentation" style:parent-style-name="Abram_27_s_25_20Personal_25_20Noise_25_20Templa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bram_27_s_25_20Personal_25_20Noise_25_20Template-outline9" style:display-name="Abram's%20Personal%20Noise%20Template-outline9" style:family="presentation" style:parent-style-name="Abram_27_s_25_20Personal_25_20Noise_25_20Templa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bram_27_s_25_20Personal_25_20Noise_25_20Template-subtitle" style:display-name="Abram's%20Personal%20Noise%20Template-subtitle" style:family="presentation">
      <style:graphic-properties draw:stroke="none" draw:fill="none" draw:textarea-vertical-align="middle">
        <text:list-style style:name="Abram_27_s_25_20Personal_25_20Noise_25_20Template-subtitle" style:display-name="Abram's%20Personal%20Noise%20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ram_27_s_25_20Personal_25_20Noise_25_20Template-title" style:display-name="Abram's%20Personal%20Noise%20Template-title" style:family="presentation">
      <style:graphic-properties draw:stroke="none" draw:fill="none" draw:textarea-vertical-align="middle">
        <text:list-style style:name="Abram_27_s_25_20Personal_25_20Noise_25_20Template-title" style:display-name="Abram's%20Personal%20Noise%20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Ubuntu" fo:font-family="Ubuntu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Abram_27_s_25_20Personal_25_20Noise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Abram_27_s_25_20Personal_25_20Noise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Abram_27_s_25_20Personal_25_20Noise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Abram_27_s_25_20Personal_25_20Noise_25_20Template" style:display-name="Abram's%20Personal%20Noise%20Template" style:page-layout-name="PM1" draw:style-name="Mdp1">
      <draw:frame presentation:style-name="Abram_27_s_25_20Personal_25_20Noise_25_20Template-title" draw:layer="backgroundobjects" svg:width="25.199cm" svg:height="3.506cm" svg:x="1.4cm" svg:y="0.837cm" presentation:class="title" presentation:placeholder="true">
        <draw:text-box/>
      </draw:frame>
      <draw:frame presentation:style-name="Abram_27_s_25_20Personal_25_20Noise_25_20Templat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Abram_27_s_25_20Personal_25_20Noise_25_20Template-title" draw:layer="backgroundobjects" svg:width="13.968cm" svg:height="10.476cm" svg:x="3.81cm" svg:y="2.123cm" presentation:class="page"/>
        <draw:frame presentation:style-name="Abram_27_s_25_20Personal_25_20Noise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5T00:01:11.494386528</meta:creation-date>
    <meta:editing-duration>PT49M58S</meta:editing-duration>
    <meta:editing-cycles>9</meta:editing-cycles>
    <meta:generator>LibreOffice/4.1.3.2$Linux_X86_64 LibreOffice_project/410m0$Build-2</meta:generator>
    <dc:title>Abram's Personal Noise Template</dc:title>
    <meta:initial-creator>Abram Hindle</meta:initial-creator>
    <dc:date>2014-03-16T22:52:03.193787022</dc:date>
    <dc:creator>Abram Hindle</dc:creator>
    <meta:document-statistic meta:object-count="113"/>
    <meta:template xlink:type="simple" xlink:actuate="onRequest" xlink:title="Abram's Personal Noise Template" xlink:href="../../../../.config/libreoffice/4/user/template/Abram's%20Personal%20Noise%20Template.otp" meta:date="2014-01-05T19:57:24"/>
  </office:meta>
</office:document-meta>
</file>